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c617" officeooo:paragraph-rsid="0004c61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58f9b" officeooo:paragraph-rsid="00058f9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77749" officeooo:paragraph-rsid="0007774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95b22" officeooo:paragraph-rsid="00095b2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caf0a" officeooo:paragraph-rsid="000caf0a" style:font-weight-asian="normal" style:font-weight-complex="normal"/>
    </style:style>
    <style:style style:name="T1" style:family="text">
      <style:text-properties officeooo:rsid="000b589e"/>
    </style:style>
    <style:style style:name="T2" style:family="text">
      <style:text-properties officeooo:rsid="000b6c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Weblogic Server</text:p>
      <text:p text:style-name="P2">Step 1 : Give permission to the weblogic file</text:p>
      <text:p text:style-name="P2"><text:tab/>sudo chmod 777 wls1034_linux32.bin</text:p>
      <text:p text:style-name="P3"/>
      <text:p text:style-name="P3">Step 2 : Follow The Installation steps</text:p>
      <text:p text:style-name="P3"><text:tab/>it is graphically installation but if graphical interface of installation is failed it starts command line interface of installation so follow the command line installation process</text:p>
      <text:p text:style-name="P3"/>
      <text:p text:style-name="P4">(NOTE : Install the weblogic into /home/{<text:span text:style-name="T1">your_</text:span>user_name_<text:span text:style-name="T2">folder}/Oracle/Middleware</text:span>)</text:p>
      <text:p text:style-name="P4"/>
      <text:p text:style-name="P5">As the installation is complete its time to install RC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1:39:44.290831064</meta:creation-date>
    <dc:date>2016-07-19T11:46:46.871658410</dc:date>
    <meta:editing-duration>PT6M15S</meta:editing-duration>
    <meta:editing-cycles>11</meta:editing-cycles>
    <meta:generator>LibreOffice/4.2.7.2$Linux_X86_64 LibreOffice_project/420m0$Build-2</meta:generator>
    <meta:document-statistic meta:table-count="0" meta:image-count="0" meta:object-count="0" meta:page-count="1" meta:paragraph-count="7" meta:word-count="66" meta:character-count="459" meta:non-whitespace-character-count="398"/>
  </office:meta>
</office:document-meta>
</file>